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tan</mtext>
      <mo stretchy="false">ϕ</mo>
      <mrow>
        <mi/>
        <mo stretchy="false">=</mo>
        <mi/>
      </mrow>
      <mfrac>
        <mrow>
          <mtext>Im</mtext>
          <mi>Z</mi>
        </mrow>
        <mrow>
          <mtext>Re</mtext>
          <mi>Z</mi>
        </mrow>
      </mfrac>
      <mrow>
        <mi/>
        <mo stretchy="false">=</mo>
        <mi/>
      </mrow>
      <mfrac>
        <mrow>
          <mover accent="true">
            <mo stretchy="false">ω</mo>
            <mo stretchy="false">̄</mo>
          </mover>
          <mi>L</mi>
          <mrow>
            <mi/>
            <mo stretchy="false">−</mo>
            <mi/>
          </mrow>
          <mn>1</mn>
          <mrow>
            <mi/>
            <mo stretchy="false">/</mo>
            <mi/>
          </mrow>
          <mover accent="true">
            <mo stretchy="false">ω</mo>
            <mo stretchy="false">̄</mo>
          </mover>
          <mi>C</mi>
        </mrow>
        <mrow>
          <mi>R</mi>
        </mrow>
      </mfrac>
    </mrow>
    <annotation encoding="StarMath 5.0">"tan" %iphi `=` {"Im" Z} over  {"Re" Z} `=` {bar %iomega L `-` 1 `slash` bar %iomega C} over {R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2:13:33.058000000</meta:creation-date>
    <meta:generator>LibreOffice/4.1.4.2$Windows_x86 LibreOffice_project/0a0440ccc0227ad9829de5f46be37cfb6edcf72</meta:generator>
  </office:meta>
</office:document-meta>
</file>